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3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048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2.63cm"/>
      <style:paragraph-properties style:writing-mode="lr-tb"/>
    </style:style>
    <style:style style:name="pr5" style:family="presentation" style:parent-style-name="Impress1-outline1">
      <style:graphic-properties draw:textarea-vertical-align="top" fo:min-height="8.885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outline1">
      <style:graphic-properties fo:min-height="8.885cm"/>
      <style:paragraph-properties style:writing-mode="lr-tb"/>
    </style:style>
    <style:style style:name="pr8" style:family="presentation" style:parent-style-name="Impress1-outline1">
      <style:graphic-properties draw:textarea-vertical-align="middle" fo:min-height="8.8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373cm" fo:text-indent="0cm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cm" svg:x="2.198cm" svg:y="8.549cm" presentation:class="title">
          <draw:text-box>
            <text:p>Day 10</text:p>
          </draw:text-box>
        </draw:frame>
        <draw:frame presentation:style-name="pr2" draw:text-style-name="P2" draw:layer="layout" svg:width="23.8cm" svg:height="2.048cm" svg:x="2.198cm" svg:y="12.299cm" presentation:class="subtitle">
          <draw:text-box>
            <text:p><text:span text:style-name="T1">More resour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Where do I go from here?</text:p>
          </draw:text-box>
        </draw:frame>
        <draw:frame presentation:style-name="pr5" draw:layer="layout" svg:width="24.001cm" svg:height="9.135cm" svg:x="1.999cm" svg:y="4.499cm" presentation:class="outline" presentation:user-transformed="true">
          <draw:text-box>
            <text:list text:style-name="L3">
              <text:list-item>
                <text:p>Finish your course project</text:p>
              </text:list-item>
              <text:list-item>
                <text:p>Think about what things you would like to do</text:p>
              </text:list-item>
              <text:list-item>
                <text:p>Pick a project you find interesting</text:p>
              </text:list-item>
              <text:list-item>
                <text:p>Learn while doing this projec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Resources for Python</text:p>
          </draw:text-box>
        </draw:frame>
        <draw:frame presentation:style-name="pr7" draw:layer="layout" svg:width="24.001cm" svg:height="9.135cm" svg:x="1.999cm" svg:y="4.499cm" presentation:class="outline">
          <draw:text-box>
            <text:list text:style-name="L3">
              <text:list-item>
                <text:p>Subreddits <text:span text:style-name="T2">learnpython</text:span> and <text:span text:style-name="T2">learnprogramming</text:span></text:p>
              </text:list-item>
              <text:list-item>
                <text:p><text:span text:style-name="T2">realpython.com</text:span></text:p>
              </text:list-item>
              <text:list-item>
                <text:p><text:span text:style-name="T3">pythonbooks.or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Packages: Common</text:p>
          </draw:text-box>
        </draw:frame>
        <draw:frame presentation:style-name="pr7" draw:layer="layout" svg:width="24.001cm" svg:height="9.135cm" svg:x="1.999cm" svg:y="4.499cm" presentation:class="outline" presentation:user-transformed="true">
          <draw:text-box>
            <text:list text:style-name="L3">
              <text:list-item>
                <text:p>Click (command line tools)</text:p>
              </text:list-item>
              <text:list-item>
                <text:p>Bokeh (interactive visualization)</text:p>
              </text:list-item>
              <text:list-item>
                <text:p>Pillow (Images)</text:p>
              </text:list-item>
              <text:list-item>
                <text:p>Tkinter (GUIs)</text:p>
              </text:list-item>
              <text:list-item>
                <text:p>SymPy (Algebr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Packages: Web</text:p>
          </draw:text-box>
        </draw:frame>
        <draw:frame presentation:style-name="pr7" draw:layer="layout" svg:width="24.001cm" svg:height="9.135cm" svg:x="1.999cm" svg:y="4.499cm" presentation:class="outline" presentation:user-transformed="true">
          <draw:text-box>
            <text:list text:style-name="L3">
              <text:list-item>
                <text:p>Requests (HTML requests)</text:p>
              </text:list-item>
              <text:list-item>
                <text:p>ScraPy (Web scraping)</text:p>
              </text:list-item>
              <text:list-item>
                <text:p>Beautifulsoup (Web crawling)</text:p>
              </text:list-item>
              <text:list-item>
                <text:p>Flask (Static websites)</text:p>
              </text:list-item>
              <text:list-item>
                <text:p>Django (Web apps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Packages: Data Science</text:p>
          </draw:text-box>
        </draw:frame>
        <draw:frame presentation:style-name="pr7" draw:layer="layout" svg:width="24.001cm" svg:height="9.135cm" svg:x="1.999cm" svg:y="4.499cm" presentation:class="outline" presentation:user-transformed="true">
          <draw:text-box>
            <text:list text:style-name="L3">
              <text:list-item>
                <text:p>Scikit-learn (Statistical modeling, machine learning)</text:p>
              </text:list-item>
              <text:list-item>
                <text:p>Statsmodels (Statistical modeling)</text:p>
              </text:list-item>
              <text:list-item>
                <text:p text:style-name="P6">Keras (Neural Networks)</text:p>
              </text:list-item>
              <text:list-item>
                <text:p>NLTK (Language processing)</text:p>
              </text:list-item>
              <text:list-item>
                <text:p text:style-name="P6">Records (SQL databases)</text:p>
              </text:list-item>
              <text:list-item>
                <text:p text:style-name="P6">NetworkX (Graphs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 presentation:user-transformed="true">
          <draw:text-box>
            <text:p>Packages: Others</text:p>
          </draw:text-box>
        </draw:frame>
        <draw:frame presentation:style-name="pr7" draw:layer="layout" svg:width="24.001cm" svg:height="9.135cm" svg:x="1.999cm" svg:y="4.499cm" presentation:class="outline">
          <draw:text-box>
            <text:list text:style-name="L3">
              <text:list-item>
                <text:p text:style-name="P6">PyGame (simple game developmen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Online courses</text:p>
          </draw:text-box>
        </draw:frame>
        <draw:frame presentation:style-name="pr7" draw:layer="layout" svg:width="24.001cm" svg:height="9.135cm" svg:x="1.999cm" svg:y="4.499cm" presentation:class="outline" presentation:user-transformed="true">
          <draw:text-box>
            <text:list text:style-name="L3">
              <text:list-item>
                <text:p>Codecademy (currently free pro version)</text:p>
              </text:list-item>
              <text:list-item>
                <text:p>Coursera (has Bioinformatics stuff)</text:p>
              </text:list-item>
              <text:list-item>
                <text:p>Udem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524cm" svg:y="0.626cm" presentation:class="title" presentation:user-transformed="true">
          <draw:text-box>
            <text:p>Leetcode</text:p>
          </draw:text-box>
        </draw:frame>
        <draw:frame presentation:style-name="pr5" draw:layer="layout" svg:width="24.001cm" svg:height="9.135cm" svg:x="1.999cm" svg:y="4.499cm" presentation:class="outline" presentation:user-transformed="true">
          <draw:text-box>
            <text:list text:style-name="L3">
              <text:list-item>
                <text:p>CheckIO (general)</text:p>
              </text:list-item>
              <text:list-item>
                <text:p>Hackerrank (general)</text:p>
              </text:list-item>
              <text:list-item>
                <text:p>Rosalind (Bioinformatics)</text:p>
              </text:list-item>
              <text:list-item>
                <text:p>Project Euler (Mathematics)</text:p>
              </text:list-item>
              <text:list-item>
                <text:p>Overthewire (Networking and Security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For now</text:p>
          </draw:text-box>
        </draw:frame>
        <draw:frame presentation:style-name="pr8" draw:layer="layout" svg:width="24.001cm" svg:height="9.135cm" svg:x="1.999cm" svg:y="4.499cm" presentation:class="outline" presentation:user-transformed="true">
          <draw:text-box>
            <text:list text:style-name="L3">
              <text:list-item>
                <text:p>Just code as much as you can</text:p>
              </text:list-item>
              <text:list-item>
                <text:p>In any shape or form</text:p>
              </text:list-item>
              <text:list-item>
                <text:p>As long as you’re having fun ;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3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3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4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4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35.9000015258789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299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2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49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2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2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198cm" svg:y="8.549cm" presentation:class="title" presentation:placeholder="true">
        <draw:text-box/>
      </draw:frame>
      <draw:frame presentation:style-name="Impress-outline1" draw:layer="backgroundobjects" svg:width="23.8cm" svg:height="2.048cm" svg:x="2.198cm" svg:y="12.299cm" presentation:class="outline" presentation:placeholder="true">
        <draw:text-box/>
      </draw:frame>
      <draw:frame presentation:style-name="Mpr1" draw:text-style-name="MP2" draw:layer="backgroundobjects" svg:width="6.523cm" svg:height="1.087cm" svg:x="1.4cm" svg:y="14.34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7cm" svg:x="9.574cm" svg:y="14.34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7cm" svg:x="20.074cm" svg:y="14.34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2.25cm" svg:x="0cm" svg:y="8.99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8cm" svg:height="2.63cm" svg:x="1.999cm" svg:y="0.626cm" presentation:class="title" presentation:placeholder="true">
        <draw:text-box/>
      </draw:frame>
      <draw:frame presentation:style-name="Impress1-outline1" draw:layer="backgroundobjects" svg:width="24.001cm" svg:height="9.135cm" svg:x="1.999cm" svg:y="4.499cm" presentation:class="outline" presentation:placeholder="true">
        <draw:text-box/>
      </draw:frame>
      <draw:frame presentation:style-name="Mpr5" draw:text-style-name="MP2" draw:layer="backgroundobjects" svg:width="6.523cm" svg:height="1.087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7cm" svg:x="9.574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7cm" svg:x="20.074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2.25cm" svg:x="0cm" svg:y="0.59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2T11:40:33.137439197</meta:creation-date>
    <meta:editing-duration>PT15H40M47S</meta:editing-duration>
    <meta:editing-cycles>101</meta:editing-cycles>
    <meta:generator>LibreOffice/6.4.2.2$Linux_X86_64 LibreOffice_project/40$Build-2</meta:generator>
    <dc:title>Impress</dc:title>
    <dc:date>2020-04-14T16:11:45.206555840</dc:date>
    <meta:document-statistic meta:object-count="74"/>
    <meta:template xlink:type="simple" xlink:actuate="onRequest" xlink:title="Impress" xlink:href="../../../../../../../usr/lib/libreoffice/share/template/common/presnt/Impress.otp" meta:date="2020-03-02T11:40:32.405713877"/>
  </office:meta>
</office:document-meta>
</file>